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in" svg:height="3.5457in" svg:x="9.1429in" svg:y="2.0642in">
            <draw:object draw:notify-on-update-of-ranges="Sheet1.C2:Sheet1.C1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ass, g</text:p>
          </table:table-cell>
          <table:table-cell office:value-type="string" calcext:value-type="string">
            <text:p>mass, kg</text:p>
          </table:table-cell>
          <table:table-cell office:value-type="string" calcext:value-type="string">
            <text:p>angle, deg</text:p>
          </table:table-cell>
          <table:table-cell office:value-type="string" calcext:value-type="string">
            <text:p>delta phi, rad</text:p>
          </table:table-cell>
          <table:table-cell/>
          <table:table-cell office:value-type="string" calcext:value-type="string">
            <text:p>D, mm</text:p>
          </table:table-cell>
          <table:table-cell office:value-type="string" calcext:value-type="string">
            <text:p>l, m</text:p>
          </table:table-cell>
          <table:table-cell/>
          <table:table-cell office:value-type="string" calcext:value-type="string">
            <text:p>2R, mm</text:p>
          </table:table-cell>
          <table:table-cell office:value-type="string" calcext:value-type="string">
            <text:p>2R, m</text:p>
          </table:table-cell>
          <table:table-cell office:value-type="string" calcext:value-type="string">
            <text:p>Phi_0, deg</text:p>
          </table:table-cell>
          <table:table-cell/>
          <table:table-cell office:value-type="string" calcext:value-type="string">
            <text:p>dy/dx, SI</text:p>
          </table:table-cell>
          <table:table-cell office:value-type="string" calcext:value-type="string">
            <text:p>F, 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2]/1000" office:value-type="float" office:value="0.04" calcext:value-type="float">
            <text:p>0.04</text:p>
          </table:table-cell>
          <table:table-cell table:formula="of:=133+22/30" office:value-type="float" office:value="133.733333333333" calcext:value-type="float">
            <text:p>133.733333333333</text:p>
          </table:table-cell>
          <table:table-cell table:formula="of:=([.D2]-[.L$2])*PI()/180" office:value-type="float" office:value="0.0622500766544644" calcext:value-type="float">
            <text:p>0.062250076654464</text:p>
          </table:table-cell>
          <table:table-cell/>
          <table:table-cell office:value-type="float" office:value="3.26" calcext:value-type="float">
            <text:p>3.26</text:p>
          </table:table-cell>
          <table:table-cell table:formula="of:=44.6/100" office:value-type="float" office:value="0.446" calcext:value-type="float">
            <text:p>0.446</text:p>
          </table:table-cell>
          <table:table-cell/>
          <table:table-cell office:value-type="float" office:value="124.75" calcext:value-type="float">
            <text:p>124.75</text:p>
          </table:table-cell>
          <table:table-cell table:formula="of:=[.J2]/1000" office:value-type="float" office:value="0.12475" calcext:value-type="float">
            <text:p>0.12475</text:p>
          </table:table-cell>
          <table:table-cell table:formula="of:=130+5/30" office:value-type="float" office:value="130.166666666667" calcext:value-type="float">
            <text:p>130.166666666667</text:p>
          </table:table-cell>
          <table:table-cell/>
          <table:table-cell office:value-type="float" office:value="1.5289" calcext:value-type="float">
            <text:p>1.5289</text:p>
          </table:table-cell>
          <table:table-cell table:style-name="ce1" table:formula="of:=(4*9.81*[.K2]/2*[.H2])/(PI()*([.G12]/2)^4*[.N2])" office:value-type="float" office:value="28433594883.5552" calcext:value-type="float">
            <text:p>2.84E+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B3]/1000" office:value-type="float" office:value="0.08" calcext:value-type="float">
            <text:p>0.08</text:p>
          </table:table-cell>
          <table:table-cell table:formula="of:=137+24/30" office:value-type="float" office:value="137.8" calcext:value-type="float">
            <text:p>137.8</text:p>
          </table:table-cell>
          <table:table-cell table:formula="of:=([.D3]-[.L$2])*PI()/180" office:value-type="float" office:value="0.133226799568901" calcext:value-type="float">
            <text:p>0.133226799568901</text:p>
          </table:table-cell>
          <table:table-cell/>
          <table:table-cell office:value-type="float" office:value="3.26" calcext:value-type="float">
            <text:p>3.2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[.B4]/1000" office:value-type="float" office:value="0.13" calcext:value-type="float">
            <text:p>0.13</text:p>
          </table:table-cell>
          <table:table-cell table:formula="of:=141+20/30" office:value-type="float" office:value="141.666666666667" calcext:value-type="float">
            <text:p>141.666666666667</text:p>
          </table:table-cell>
          <table:table-cell table:formula="of:=([.D4]-[.L$2])*PI()/180" office:value-type="float" office:value="0.200712863979348" calcext:value-type="float">
            <text:p>0.200712863979348</text:p>
          </table:table-cell>
          <table:table-cell/>
          <table:table-cell office:value-type="float" office:value="3.36" calcext:value-type="float">
            <text:p>3.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B5]/1000" office:value-type="float" office:value="0.09" calcext:value-type="float">
            <text:p>0.09</text:p>
          </table:table-cell>
          <table:table-cell table:formula="of:=138+7/30" office:value-type="float" office:value="138.233333333333" calcext:value-type="float">
            <text:p>138.233333333333</text:p>
          </table:table-cell>
          <table:table-cell table:formula="of:=([.D5]-[.L$2])*PI()/180" office:value-type="float" office:value="0.140789892994209" calcext:value-type="float">
            <text:p>0.140789892994209</text:p>
          </table:table-cell>
          <table:table-cell/>
          <table:table-cell office:value-type="float" office:value="3.31" calcext:value-type="float">
            <text:p>3.3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.33" calcext:value-type="float">
            <text:p>3.3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.29" calcext:value-type="float">
            <text:p>3.2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3.31" calcext:value-type="float">
            <text:p>3.3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+0.06 mm(микрометърът е развъртян)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D_average, m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(AVERAGE([.G2:.G8])+0.06)/1000" office:value-type="float" office:value="0.00336285714285714" calcext:value-type="float">
            <text:p>0.00336285714285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[.G12]/2" office:value-type="float" office:value="0.00168142857142857" calcext:value-type="float">
            <text:p>0.0016814285714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2:52:09.440306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9:40:18.610024717</meta:creation-date>
    <meta:generator>LibreOffice/6.4.7.2$Linux_X86_64 LibreOffice_project/40$Build-2</meta:generator>
    <dc:date>2021-12-19T14:59:17.032042595</dc:date>
    <meta:editing-duration>PT1H35M55S</meta:editing-duration>
    <meta:editing-cycles>4</meta:editing-cycles>
    <meta:document-statistic meta:table-count="1" meta:cell-count="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22"/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plot-area chart:style-name="ch2" table:cell-range-address="Sheet1.C2:Sheet1.C11 Sheet1.E2:Sheet1.E11" svg:x="1.331cm" svg:y="0.18cm" svg:width="14.352cm" svg:height="7.666cm">
          <chartooo:coordinate-region svg:x="2.243cm" svg:y="0.379cm" svg:width="13.109cm" svg:height="6.82cm"/>
          <chart:axis chart:dimension="x" chart:name="primary-x" chart:style-name="ch3">
            <chart:title svg:x="7.206cm" svg:y="8.026cm" chart:style-name="ch4">
              <text:p>Окачена маса, кг</text:p>
            </chart:title>
          </chart:axis>
          <chart:axis chart:dimension="y" chart:name="primary-y" chart:style-name="ch3">
            <chart:title svg:x="0.451cm" svg:y="5.684cm" chart:style-name="ch5">
              <text:p>Ъгъл на усукване, rad</text:p>
            </chart:title>
          </chart:axis>
          <chart:series chart:style-name="ch6" chart:values-cell-range-address="Sheet1.E2:Sheet1.E11" chart:class="chart:scatter">
            <chart:domain table:cell-range-address="Sheet1.C2:Sheet1.C11"/>
            <chart:regression-curve chart:style-name="ch7">
              <chart:equation chart:display-equation="true" chart:display-r-square="false" chart:style-name="ch8"/>
            </chart:regression-curve>
            <chart:data-point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C2:Sheet1.C11</svg:desc>
                </draw:g>
              </table:table-cell>
              <table:table-cell office:value-type="float" office:value="0.0622500766544644">
                <text:p>0.0622500766544644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133226799568901">
                <text:p>0.133226799568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">
                <text:p>0.13</text:p>
              </table:table-cell>
              <table:table-cell office:value-type="float" office:value="0.200712863979348">
                <text:p>0.200712863979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140789892994209">
                <text:p>0.140789892994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